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111111" loext:opacity="100%" style:font-name="Times New Roman" fo:font-size="13pt" fo:letter-spacing="normal" fo:font-style="normal" fo:font-weight="normal" officeooo:rsid="001b20ec" officeooo:paragraph-rsid="001b20ec" style:font-size-asian="13pt" style:font-weight-asian="normal" style:font-size-complex="13pt" style:font-weight-complex="normal" loext:padding="0in" loext:border="none"/>
    </style:style>
    <style:style style:name="P2" style:family="paragraph" style:parent-style-name="Preformatted_20_Text">
      <style:paragraph-properties fo:margin-top="0in" fo:margin-bottom="0in" style:contextual-spacing="false" fo:line-height="130%" fo:text-align="start" style:justify-single-word="false" fo:orphans="2" fo:widows="2" fo:padding="0in" fo:border="none"/>
      <style:text-properties fo:font-variant="normal" fo:text-transform="none" fo:color="#111111" loext:opacity="100%" style:font-name="Times New Roman" fo:font-size="13pt" fo:letter-spacing="normal" fo:font-style="normal" fo:font-weight="normal" style:font-size-asian="13pt" style:font-weight-asian="normal" style:font-size-complex="13pt" style:font-weight-complex="normal" loext:padding="0in" loext:border="none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111111" loext:opacity="100%" style:font-name="Times New Roman" fo:font-size="13pt" fo:letter-spacing="normal" fo:font-style="normal" fo:font-weight="normal" style:font-size-asian="13pt" style:font-weight-asian="normal" style:font-size-complex="13pt" style:font-weight-complex="normal" loext:padding="0in" loext:border="none"/>
    </style:style>
    <style:style style:name="P4" style:family="paragraph" style:parent-style-name="Standard">
      <style:text-properties style:font-name="Times New Roman" fo:font-size="13pt" officeooo:rsid="001b20ec" officeooo:paragraph-rsid="001b20ec" style:font-size-asian="13pt" style:font-size-complex="13pt"/>
    </style:style>
    <style:style style:name="P5" style:family="paragraph" style:parent-style-name="Standard">
      <style:text-properties style:font-name="Times New Roman" fo:font-size="13pt" fo:font-weight="bold" officeooo:rsid="001b20ec" officeooo:paragraph-rsid="001b20ec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Times New Roman" fo:font-size="15pt" style:text-underline-style="solid" style:text-underline-width="auto" style:text-underline-color="font-color" fo:font-weight="bold" officeooo:rsid="001b20ec" officeooo:paragraph-rsid="001b20ec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Times New Roman" fo:font-size="15pt" officeooo:rsid="001b20ec" officeooo:paragraph-rsid="001b20ec" style:font-size-asian="15pt" style:font-size-complex="15pt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fo:color="#111111" loext:opacity="100%" style:font-name="Times New Roman" fo:font-size="13pt" fo:font-weight="normal" style:font-size-asian="13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asks 1</text:p>
      <text:p text:style-name="P7"/>
      <text:p text:style-name="P4">def celsius_to_fahrenheit(c):<text:line-break/> <text:s text:c="3"/>return (c * 9/5) + 32<text:line-break/><text:line-break/>def celsius_to_kelvin(c):<text:line-break/> <text:s text:c="3"/>return c + 273.15<text:line-break/><text:line-break/>def fahrenheit_to_celsius(f):<text:line-break/> <text:s text:c="3"/>return (f - 32) * 5/9<text:line-break/><text:line-break/>def fahrenheit_to_kelvin(f):<text:line-break/> <text:s text:c="3"/>return (f - 32) * 5/9 + 273.15<text:line-break/><text:line-break/>def kelvin_to_celsius(k):<text:line-break/> <text:s text:c="3"/>return k - 273.15<text:line-break/><text:line-break/>def kelvin_to_fahrenheit(k):<text:line-break/> <text:s text:c="3"/>return (k - 273.15) * 9/5 + 32<text:line-break/><text:line-break/>def convert_temperature(value, unit):<text:line-break/> <text:s text:c="3"/>unit = unit.lower()<text:line-break/> <text:s text:c="3"/>if unit == "celsius" or unit == "c":<text:line-break/> <text:s text:c="7"/>f = celsius_to_fahrenheit(value)<text:line-break/> <text:s text:c="7"/>k = celsius_to_kelvin(value)<text:line-break/> <text:s text:c="7"/>print(f"\n{value}°C is equivalent to:")<text:line-break/> <text:s text:c="7"/>print(f"{f:.2f}°F")<text:line-break/> <text:s text:c="7"/>print(f"{k:.2f}K")<text:line-break/> <text:s text:c="3"/>elif unit == "fahrenheit" or unit == "f":<text:line-break/> <text:s text:c="7"/>c = fahrenheit_to_celsius(value)<text:line-break/> <text:s text:c="7"/>k = fahrenheit_to_kelvin(value)<text:line-break/> <text:s text:c="7"/>print(f"\n{value}°F is equivalent to:")<text:line-break/> <text:s text:c="7"/>print(f"{c:.2f}°C")<text:line-break/> <text:s text:c="7"/>print(f"{k:.2f}K")<text:line-break/> <text:s text:c="3"/>elif unit == "kelvin" or unit == "k":<text:line-break/> <text:s text:c="7"/>c = kelvin_to_celsius(value)<text:line-break/> <text:s text:c="7"/>f = kelvin_to_fahrenheit(value)<text:line-break/> <text:s text:c="7"/>print(f"\n{value}K is equivalent to:")<text:line-break/> <text:s text:c="7"/>print(f"{c:.2f}°C")<text:line-break/> <text:s text:c="7"/>print(f"{f:.2f}°F")<text:line-break/> <text:s text:c="3"/>else:<text:line-break/> <text:s text:c="7"/>print("Invalid unit. Please enter Celsius, Fahrenheit, or Kelvin.")<text:line-break/><text:line-break/># Main program<text:line-break/>try:<text:line-break/><text:soft-page-break/> <text:s text:c="3"/>temp_value = float(input("Enter the temperature value: "))<text:line-break/> <text:s text:c="3"/>temp_unit = input("Enter the unit (Celsius, Fahrenheit, Kelvin): ")<text:line-break/> <text:s text:c="3"/>convert_temperature(temp_value, temp_unit)<text:line-break/>except ValueError:<text:line-break/> <text:s text:c="3"/>print("Please enter a valid numeric temperature.")<text:line-break/></text:p>
      <text:p text:style-name="P5">---------------------------------------------Output--------------------------------------------------------</text:p>
      <text:p text:style-name="P4"/>
      <text:p text:style-name="P1">Enter the temperature value: <text:s/>23</text:p>
      <text:p text:style-name="P2">Enter the unit (Celsius, Fahrenheit, Kelvin): <text:s/>kelvin</text:p>
      <text:p text:style-name="P3">23.0K is equivalent to:</text:p>
      <text:p text:style-name="P2">-250.15°C</text:p>
      <text:p text:style-name="P2">-418.27°F</text:p>
      <text:p text:style-name="P8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12T06:44:44.718000000</meta:creation-date>
    <dc:date>2025-09-03T04:15:22.702000000</dc:date>
    <meta:editing-duration>PT8M29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9" meta:word-count="175" meta:character-count="1682" meta:non-whitespace-character-count="1317"/>
  </office:meta>
</office:document-meta>
</file>